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mana" svg:font-family="Timmana" style:font-pitch="variable"/>
    <style:font-face style:name="berkeleyMono" svg:font-family="berkeleyMono, 'berkeleyMono Fallback', ui-monospace, SFMono-Regular, monospac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f09a"/>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6656c"/>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8"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12"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13"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officeooo:paragraph-rsid="001aed3c" fo:background-color="transparent" style:font-name-asian="Times New Roman2" style:font-size-asian="12pt" style:font-style-asian="normal" style:font-weight-asian="bold" style:font-name-complex="Times New Roman2" style:font-size-complex="12pt"/>
    </style:style>
    <style:style style:name="P14" style:family="paragraph" style:parent-styl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officeooo:paragraph-rsid="001aed3c" fo:background-color="transparent" style:font-name-asian="Times New Roman2" style:font-size-asian="12pt" style:font-style-asian="normal" style:font-weight-asian="bold" style:font-name-complex="Times New Roman2" style:font-size-complex="12pt"/>
    </style:style>
    <style:style style:name="P1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officeooo:rsid="000e5959" officeooo:paragraph-rsid="000e5959" fo:background-color="transparent" style:font-name-asian="Times New Roman2" style:font-size-asian="24pt" style:font-style-asian="normal" style:font-weight-asian="normal" style:font-name-complex="Times New Roman2" style:font-size-complex="24pt"/>
    </style:style>
    <style:style style:name="P16"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17"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8"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9"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20"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21"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22"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3" style:family="paragraph" style:parent-style-name="Text_20_body" style:list-style-name="WWNum2">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4"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25"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26"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27"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39b89"/>
    </style:style>
    <style:style style:name="P28"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44225"/>
    </style:style>
    <style:style style:name="P29"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44225"/>
    </style:style>
    <style:style style:name="P30"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244225"/>
    </style:style>
    <style:style style:name="P31"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style:font-name="Times New Roman1" officeooo:paragraph-rsid="00239b89"/>
    </style:style>
    <style:style style:name="P32"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0.25in"/>
        </style:tab-stops>
      </style:paragraph-properties>
    </style:style>
    <style:style style:name="P3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0.25in"/>
        </style:tab-stops>
      </style:paragraph-properties>
      <style:text-properties officeooo:paragraph-rsid="0021ad2e"/>
    </style:style>
    <style:style style:name="P34"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3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1ad2e"/>
    </style:style>
    <style:style style:name="P3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3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39b89"/>
    </style:style>
    <style:style style:name="P3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3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44225"/>
    </style:style>
    <style:style style:name="P40"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41"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2"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1ad2e" fo:background-color="transparent" style:font-name-asian="Times New Roman2" style:font-size-asian="12pt" style:font-style-asian="normal" style:font-weight-asian="normal" style:font-name-complex="Times New Roman2" style:font-size-complex="12pt"/>
    </style:style>
    <style:style style:name="P43"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035c" officeooo:paragraph-rsid="0007035c" fo:background-color="transparent" style:font-name-asian="Times New Roman2" style:font-size-asian="12pt" style:font-style-asian="normal" style:font-weight-asian="normal" style:font-name-complex="Times New Roman2" style:font-size-complex="12pt"/>
    </style:style>
    <style:style style:name="P44"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5"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4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47"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48"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rsid="00244225" officeooo:paragraph-rsid="00244225"/>
    </style:style>
    <style:style style:name="T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b53" fo:background-color="transparent" loext:char-shading-value="0" style:font-name-asian="Times New Roman2" style:font-size-asian="12pt" style:font-style-asian="normal" style:font-weight-asian="normal"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0a8b3" fo:background-color="transparent" loext:char-shading-value="0" style:font-name-asian="Times New Roman2" style:font-size-asian="12pt" style:font-style-asian="normal"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1ad2e" fo:background-color="transparent" loext:char-shading-value="0" style:font-name-asian="Times New Roman2" style:font-size-asian="12pt" style:font-style-asian="normal" style:font-weight-asian="normal" style:font-name-complex="Times New Roman2" style:font-size-complex="12pt"/>
    </style:style>
    <style:style style:name="T1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656c" fo:background-color="transparent" loext:char-shading-value="0" style:font-name-asian="Times New Roman2" style:font-size-asian="12pt" style:font-style-asian="normal" style:font-weight-asian="bold"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b53" fo:background-color="transparent" loext:char-shading-value="0" style:font-name-asian="Times New Roman2" style:font-size-asian="12pt" style:font-style-asian="normal" style:font-weight-asian="bold"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1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20"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21"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22"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3"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b53" fo:background-color="transparent" loext:char-shading-value="0" style:font-name-asian="Times New Roman2" style:font-size-asian="12pt" style:font-style-asian="italic" style:font-weight-asian="normal"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16ca88" fo:background-color="transparent" loext:char-shading-value="0" style:font-name-asian="Times New Roman2" style:font-size-asian="12pt" style:font-style-asian="italic" style:font-weight-asian="normal"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2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3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3"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1aed3c" fo:background-color="transparent" loext:char-shading-value="0" style:font-name-asian="Times New Roman2" style:font-size-asian="12pt" style:font-style-asian="normal" style:font-weight-asian="normal" style:font-name-complex="Times New Roman2" style:font-size-complex="12pt"/>
    </style:style>
    <style:style style:name="T34"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239b89" fo:background-color="transparent" loext:char-shading-value="0" style:font-name-asian="Times New Roman2" style:font-size-asian="12pt" style:font-style-asian="normal" style:font-weight-asian="normal" style:font-name-complex="Times New Roman2" style:font-size-complex="12pt"/>
    </style:style>
    <style:style style:name="T35"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36"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officeooo:rsid="00239b89" fo:background-color="transparent" loext:char-shading-value="0" style:font-name-asian="Times New Roman2" style:font-size-asian="12pt" style:font-style-asian="italic" style:font-weight-asian="normal" style:font-name-complex="Times New Roman2" style:font-size-complex="12pt"/>
    </style:style>
    <style:style style:name="T37" style:family="text">
      <style:text-properties fo:font-variant="normal" fo:text-transform="none" fo:color="#000000" loext:opacity="100%" style:text-line-through-style="none" style:text-line-through-type="none" style:text-position="0% 100%" style:font-name="fkGroteskNeue"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38" style:family="text">
      <style:text-properties fo:font-variant="normal" fo:text-transform="none" fo:color="#000000" loext:opacity="100%" style:text-line-through-style="none" style:text-line-through-type="none" style:text-position="0% 100%"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39" style:family="text">
      <style:text-properties fo:font-variant="normal" fo:text-transform="none" fo:color="#000000" loext:opacity="100%" style:text-line-through-style="none" style:text-line-through-type="none" style:text-position="0% 100%" fo:font-size="12pt" fo:letter-spacing="normal" fo:font-style="normal" style:text-underline-style="none" fo:font-weight="normal" officeooo:rsid="00244225" fo:background-color="transparent" loext:char-shading-value="0" style:font-name-asian="Times New Roman2" style:font-size-asian="12pt" style:font-style-asian="normal" style:font-weight-asian="normal" style:font-name-complex="Times New Roman2" style:font-size-complex="12pt"/>
    </style:style>
    <style:style style:name="T40"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41"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fo:background-color="transparent" loext:char-shading-value="0" style:font-name-asian="Times New Roman2" style:font-size-asian="12pt" style:font-style-asian="normal" style:font-weight-asian="normal" style:font-name-complex="Times New Roman2" style:font-size-complex="12pt"/>
    </style:style>
    <style:style style:name="T42" style:family="text">
      <style:text-properties officeooo:rsid="001aed3c"/>
    </style:style>
    <style:style style:name="T43" style:family="text">
      <style:text-properties fo:letter-spacing="normal"/>
    </style:style>
    <style:style style:name="T44" style:family="text">
      <style:text-properties style:font-name="Times New Roman" fo:letter-spacing="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aúl Beltrán Gómez</text:p>
      <text:p text:style-name="P10"><text:span text:style-name="T42">Havana</text:span>, Republic of Cuba</text:p>
      <text:p text:style-name="P7"><text:span text:style-name="T2">+53 58486223</text:span><text:span text:style-name="T1"> | </text:span><text:span text:style-name="T2">rb58853@gmail.com</text:span></text:p>
      <text:p text:style-name="P16"/>
      <text:p text:style-name="P16">EDUCATION</text:p>
      <text:p text:style-name="P1"><text:span text:style-name="T11">University </text:span><text:span text:style-name="T12">of Havana</text:span><text:span text:style-name="T11"><text:tab/></text:span><text:span text:style-name="T12">Havana</text:span><text:span text:style-name="T11">, </text:span><text:span text:style-name="T12">Cuba</text:span></text:p>
      <text:p text:style-name="P1"><text:span text:style-name="T19">Bachelor of <text:s/></text:span><text:span text:style-name="T20">Computer Science</text:span><text:span text:style-name="T1"><text:tab/>Expected </text:span><text:span text:style-name="T2">23/</text:span><text:span text:style-name="T8">0</text:span><text:span text:style-name="T2">1/2024</text:span></text:p>
      <text:list xml:id="list1270240994" text:style-name="WWNum1">
        <text:list-item>
          <text:p text:style-name="P32"><text:span text:style-name="T26">Average Classification:</text:span><text:span text:style-name="T1"> </text:span><text:span text:style-name="T2">4.</text:span><text:span text:style-name="T9">0</text:span><text:span text:style-name="T1"> / </text:span><text:span text:style-name="T2">5</text:span><text:span text:style-name="T1">.0</text:span></text:p>
        </text:list-item>
        <text:list-item>
          <text:p text:style-name="P34"><text:span text:style-name="T11">Relevant Coursework:</text:span><text:span text:style-name="T1"> </text:span><text:span text:style-name="T30">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11"/>
      <text:p text:style-name="P12">WORK &amp; LEADERSHIP EXPERIENCE</text:p>
      <text:p text:style-name="P35"><text:span text:style-name="T18">Cogitia</text:span><text:span text:style-name="T13"> </text:span><text:span text:style-name="T3"><text:tab/><text:tab/><text:tab/><text:tab/><text:tab/><text:tab/> <text:s text:c="9"/></text:span><text:span text:style-name="T27">Havana, Cuba (Remote for Madrid, Spain)</text:span></text:p>
      <text:p text:style-name="P37"><text:span text:style-name="T36">MCP Protocol, Large Language Models, </text:span><text:span text:style-name="T34">Chatbots and REST API Developer <text:s text:c="15"/></text:span><text:span text:style-name="T10">14</text:span><text:span text:style-name="T3">/</text:span><text:span text:style-name="T10">5</text:span><text:span text:style-name="T3">/</text:span><text:span text:style-name="T10">25</text:span><text:span text:style-name="T1"> – </text:span><text:span text:style-name="T10">Present</text:span></text:p>
      <text:list xml:id="list3951348530" text:style-name="WWNum2">
        <text:list-item>
          <text:p text:style-name="P42"><text:span text:style-name="T44">Design, development, and maintenance of MCP servers for automated enterprise management using Large Language Models (LLMs)</text:span>:</text:p>
          <text:list>
            <text:list-item>
              <text:p text:style-name="P20">Integration and management of MCP clients with embedded LLMs, implementing standard interaction flows and effective connections to MCP protocols.</text:p>
            </text:list-item>
            <text:list-item>
              <text:p text:style-name="P27"><text:span text:style-name="T1">Advanced administration of secure authentication mechanisms (OAuth 2.1 and Header-based authentication), designing extensible, configurable, and scalable systems.</text:span></text:p>
            </text:list-item>
            <text:list-item>
              <text:p text:style-name="P27">Development and extension of MCP servers, including proprietary code and open-source projects, ensuring best practices in resource utilization, prompts, and tools.</text:p>
            </text:list-item>
            <text:list-item>
              <text:p text:style-name="P31"><text:span text:style-name="T40">Implementation of robust modules for data management, calendar control, business inquiries, and internal process automation via LLMs.</text:span></text:p>
            </text:list-item>
          </text:list>
        </text:list-item>
        <text:list-item>
          <text:p text:style-name="P28"><text:span text:style-name="T41">Automation of business processes through NLP:</text:span></text:p>
          <text:list>
            <text:list-item>
              <text:p text:style-name="P21">Development of solutions for the automatic generation of business templates and documents based on processing natural language audio recordings.</text:p>
            </text:list-item>
            <text:list-item>
              <text:p text:style-name="P29"><text:span text:style-name="T1">Optimization and efficient control of APIs, ensuring optimal application performance and facilitating seamless integration between enterprise components and applications.</text:span></text:p>
              <text:p text:style-name="P29"><text:span text:style-name="T41"/></text:p>
            </text:list-item>
          </text:list>
        </text:list-item>
      </text:list>
      <text:p text:style-name="P33"><text:span text:style-name="T13">Word Games </text:span><text:span text:style-name="T3"><text:tab/><text:tab/><text:tab/><text:tab/><text:tab/><text:tab/> <text:s text:c="3"/></text:span><text:span text:style-name="T27">Havana, Cuba (Remote for </text:span><text:span text:style-name="T29">B</text:span><text:span text:style-name="T27">ogotá, Colombia)</text:span></text:p>
      <text:p text:style-name="P5"><text:span text:style-name="T21">Game developer</text:span><text:span text:style-name="T19">, </text:span><text:span text:style-name="T35">Development Team</text:span><text:span text:style-name="T1"><text:tab/><text:tab/><text:tab/> <text:s text:c="50"/></text:span><text:span text:style-name="T3">20/10/24</text:span><text:span text:style-name="T1"> – </text:span><text:span text:style-name="T3">10/</text:span><text:span text:style-name="T8">0</text:span><text:span text:style-name="T3">5/25</text:span></text:p>
      <text:list xml:id="list113138987768202" text:continue-numbering="true" text:style-name="WWNum2">
        <text:list-item>
          <text:p text:style-name="P17">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p>
        </text:list-item>
        <text:list-item>
          <text:p text:style-name="P41">Selected Project Experience:</text:p>
          <text:list>
            <text:list-item>
              <text:p text:style-name="P43">Arcane Ascent</text:p>
              <text:list>
                <text:list-item>
                  <text:p text:style-name="P18">Led the complete development of the game from scratch, implementing all programming mechanics and Unity engine systems, resulting in a successfully published title on Steam Early Access.</text:p>
                </text:list-item>
                <text:list-item>
                  <text:p text:style-name="P22">Created new methods for integrating native Steam features such as achievements and saving system, significantly improving user experience and enabling successful game publication on the platform.</text:p>
                </text:list-item>
              </text:list>
            </text:list-item>
            <text:list-item>
              <text:p text:style-name="P44">Language Generation System</text:p>
              <text:list>
                <text:list-item>
                  <text:p text:style-name="P18"><text:soft-page-break/>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p>
                  <text:p text:style-name="P23"/>
                </text:list-item>
              </text:list>
            </text:list-item>
          </text:list>
        </text:list-item>
      </text:list>
      <text:p text:style-name="P35"><text:span text:style-name="T15">Devman</text:span><text:span text:style-name="T1"><text:tab/><text:tab/><text:tab/><text:tab/><text:tab/><text:tab/> <text:s text:c="9"/></text:span><text:span text:style-name="T27">Havana, Cuba (Remote for Madrid, Spain)</text:span></text:p>
      <text:p text:style-name="P36"><text:span text:style-name="T22">NLP, Chatbot and API Rest developer</text:span><text:span text:style-name="T19">, </text:span><text:span text:style-name="T22">Backend </text:span><text:span text:style-name="T35">Development Team</text:span><text:span text:style-name="T1"><text:tab/><text:tab/> <text:s text:c="2"/></text:span><text:span text:style-name="T5">20/</text:span><text:span text:style-name="T8">0</text:span><text:span text:style-name="T5">2/24</text:span><text:span text:style-name="T1"> – </text:span><text:span text:style-name="T5">14/</text:span><text:span text:style-name="T8">0</text:span><text:span text:style-name="T5">6/24</text:span></text:p>
      <text:list xml:id="list113139638018812" text:continue-numbering="true" text:style-name="WWNum2">
        <text:list-item>
          <text:p text:style-name="P45">Architected and developed a comprehensive e-commerce chatbot solution combining NLP and product retrieval systems, featuring efficient product discovery through natural language processing and streamlined customer communication.</text:p>
          <text:list>
            <text:list-item>
              <text:p text:style-name="P46">Chat Bot Assistant</text:p>
              <text:list>
                <text:list-item>
                  <text:p text:style-name="P19">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p>
                </text:list-item>
              </text:list>
            </text:list-item>
            <text:list-item>
              <text:p text:style-name="P47">Backend Infrastructure</text:p>
              <text:list>
                <text:list-item>
                  <text:p text:style-name="P24">Designed and implemented a robust FastAPI-based REST architecture, creating a secure authentication system with API key management, implementing WebSocket protocols for real-time chat interactions, and developing comprehensive authorization frameworks to ensure reliable and secure customer-bot communications.</text:p>
                </text:list-item>
              </text:list>
            </text:list-item>
          </text:list>
        </text:list-item>
      </text:list>
      <text:p text:style-name="P8"/>
      <text:p text:style-name="P4"><text:span text:style-name="T16">Educational Projects<text:tab/></text:span><text:span text:style-name="T1"><text:tab/><text:tab/><text:tab/><text:tab/><text:tab/><text:tab/><text:tab/><text:tab/></text:span><text:span text:style-name="T16">Havana</text:span><text:span text:style-name="T11">, </text:span><text:span text:style-name="T16">Cuba</text:span></text:p>
      <text:p text:style-name="P4"><text:span text:style-name="T23">Computer scientist student, </text:span><text:span text:style-name="T24">University of Havana</text:span><text:span text:style-name="T1"><text:tab/><text:tab/><text:tab/><text:tab/><text:tab/></text:span><text:span text:style-name="T6">10/</text:span><text:span text:style-name="T8">0</text:span><text:span text:style-name="T6">9/19</text:span><text:span text:style-name="T1"> – </text:span><text:span text:style-name="T6">17/</text:span><text:span text:style-name="T8">0</text:span><text:span text:style-name="T6">1/24</text:span></text:p>
      <text:list xml:id="list113140174630957" text:continue-numbering="true" text:style-name="WWNum2">
        <text:list-item>
          <text:p text:style-name="P48">Image Retrieval System: implements an innovative approach using SAM segmentation models and CLIP for generating multimodal embeddings, allowing for precise image searching through advanced processing of visual and linguistic features.</text:p>
        </text:list-item>
        <text:list-item>
          <text:p text:style-name="P25">Cool Compiler: represents a comprehensive development that translates the Cool language to MIPS code, implementing a complete compilation flow encompassing syntactic analysis, semantic analysis, and code generation, using CIL as a bridge between both languages to ensure optimal translation.</text:p>
        </text:list-item>
        <text:list-item>
          <text:p text:style-name="P26">Audio Classification System: develops multiple machine learning approaches to categorize music into predetermined genres, exploring various feature sets extracted from tracks, ranging from Mel-frequency cepstral coefficients (MFCC) and direct audio signals to less conventional features such as song lyrics and wavelet transforms.</text:p>
        </text:list-item>
        <text:list-item>
          <text:p text:style-name="P26">Distributed FTP System: implements a distributed file transfer protocol that utilizes the Bully algorithm for effective node coordination, enabling robust and decentralized file system management across the network.</text:p>
        </text:list-item>
        <text:list-item>
          <text:p text:style-name="P26">Algorithm Design and Analysis project: focuses on designing and optimizing algorithmic solutions, applying advanced dynamic programming and graph theory techniques, accompanied by formal proofs verifying the optimal complexity of each proposed implementation.</text:p>
        </text:list-item>
        <text:list-item>
          <text:p text:style-name="P26">NavMesh Multiagent System: develops an artificial intelligence environment in Unity where multiple agents interact autonomously, characterized by independent behavior and local system vision, operating under a decentralized model without centralized control coordinating the global behavior of the entire agent ensemble.</text:p>
        </text:list-item>
        <text:list-item>
          <text:p text:style-name="P26">Text Retrieval System: integrates various advanced information processing techniques, combining vector models with Latent Semantic Analysis (LSA) and Vaswani attention mechanisms, complemented by Trie structures for efficient indexing and document grouping, significantly improving accuracy in textual information retrieval.</text:p>
        </text:list-item>
      </text:list>
      <text:p text:style-name="P11"/>
      <text:p text:style-name="P12"><text:soft-page-break/>SKILLS, ACTIVITIES &amp; INTERESTS</text:p>
      <text:p text:style-name="P1"><text:span text:style-name="T11">Languages:</text:span><text:span text:style-name="T1"> </text:span><text:span text:style-name="T30">Fluent in Spanish; Conversational mid-level in English (B1).</text:span></text:p>
      <text:p text:style-name="P2"><text:span text:style-name="T13">Programming Languages</text:span><text:span text:style-name="T11">:</text:span><text:span text:style-name="T1"> Python, C#, </text:span><text:span text:style-name="T31">Assembly (MIPS)</text:span><text:span text:style-name="T1">, C, C++, </text:span><text:span text:style-name="T3">Rust, </text:span><text:span text:style-name="T1">Prolog, </text:span><text:span text:style-name="T3">Haskell,</text:span><text:span text:style-name="T1"> Java</text:span><text:span text:style-name="T7">S</text:span><text:span text:style-name="T1">cript, Dart, </text:span><text:span text:style-name="T3">Go.</text:span></text:p>
      <text:p text:style-name="P3"><text:span text:style-name="T11">Technical Skills:</text:span><text:span text:style-name="T1"> </text:span><text:span text:style-name="T4">Unity Engine, Fast API</text:span><text:span text:style-name="T32">, </text:span><text:span text:style-name="T33">Model Context Protocol(MCP)</text:span><text:span text:style-name="T4">, .NET, ReactJS, Flutter, Databases, API Rest, Tensorflow, Pytorch, </text:span><text:span text:style-name="T32">Machine Learning APIs</text:span><text:span text:style-name="T4">.</text:span></text:p>
      <text:p text:style-name="P6"><text:span text:style-name="T13">Markup Languajes</text:span><text:span text:style-name="T14">:</text:span><text:span text:style-name="T4"> </text:span><text:span text:style-name="T3">LaTex, Jupyter Notebook, Markdown, CSS, HTML.</text:span></text:p>
      <text:p text:style-name="P1"><text:span text:style-name="T11">Interests:</text:span><text:span text:style-name="T1"> My professional interests lean towards number theory, graph theory, and the development of solutions in the field of machine learning and artificial intelligence. I am open to working on projects that require both frontend and backend development, as well as game development.</text:span></text:p>
      <text:p text:style-name="P9"/>
      <text:p text:style-name="P13">PROFESSIONAL PROFILES</text:p>
      <text:p text:style-name="P39"><text:span text:style-name="T17">Github</text:span><text:span text:style-name="T11">:</text:span><text:span text:style-name="T1"> </text:span><text:span text:style-name="T33"><text:s/></text:span><text:a xlink:type="simple" xlink:href="https://github.com/rb58853" text:style-name="Internet_20_link" text:visited-style-name="Visited_20_Internet_20_Link">https://github.com/rb58853</text:a></text:p>
      <text:p text:style-name="P3"><text:span text:style-name="T28">Portfolio:</text:span><text:span text:style-name="T33"> </text:span><text:a xlink:type="simple" xlink:href="https://rb58853.github.io/CV" text:style-name="Internet_20_link" text:visited-style-name="Visited_20_Internet_20_Link">https://rb58853.github.io/CV</text:a></text:p>
      <text:p text:style-name="P49"><text:span text:style-name="T25">LinkedIn</text:span><text:span text:style-name="T28">:</text:span><text:span text:style-name="T33"> <text:s/></text:span><text:a xlink:type="simple" xlink:href="https://www.linkedin.com/in/rb58853/" text:style-name="Internet_20_link" text:visited-style-name="Visited_20_Internet_20_Link">https://www.linkedin.com/in/rb58853/</text:a></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mana" svg:font-family="Timmana" style:font-pitch="variable"/>
    <style:font-face style:name="berkeleyMono" svg:font-family="berkeleyMono, 'berkeleyMono Fallback', ui-monospace, SFMono-Regular, monospac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color="#000000" loext:opacity="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5T09:34:00</meta:creation-date>
    <meta:initial-creator>Resume Editing</meta:initial-creator>
    <dc:date>2025-07-23T11:30:48.991494341</dc:date>
    <meta:editing-duration>PT45M36S</meta:editing-duration>
    <meta:editing-cycles>10</meta:editing-cycles>
    <meta:generator>LibreOffice/7.3.7.2$Linux_X86_64 LibreOffice_project/30$Build-2</meta:generator>
    <meta:document-statistic meta:table-count="0" meta:image-count="0" meta:object-count="0" meta:page-count="3" meta:paragraph-count="56" meta:word-count="894" meta:character-count="6981" meta:non-whitespace-character-count="6040"/>
  </office:meta>
</office:document-meta>
</file>